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2a0" officeooo:paragraph-rsid="000f82a0"/>
    </style:style>
    <style:style style:name="P2" style:family="paragraph" style:parent-style-name="Standard" style:list-style-name="L1">
      <style:text-properties officeooo:rsid="000f82a0" officeooo:paragraph-rsid="000f8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e B</text:p>
      <text:p text:style-name="P1"/>
      <text:p text:style-name="P1"/>
      <text:p text:style-name="P1">Hipotesis: </text:p>
      <text:list xml:id="list1257227712282357841" text:style-name="L1">
        <text:list-item>
          <text:p text:style-name="P2">Cada tren puede cubrir hasta 50 km o menos.</text:p>
        </text:list-item>
        <text:list-item>
          <text:p text:style-name="P2">Tengo que comprar 40 o mas trenes.</text:p>
        </text:list-item>
        <text:list-item>
          <text:p text:style-name="P2">Pueden haber trenes en desuso.</text:p>
        </text:list-item>
        <text:list-item>
          <text:p text:style-name="P2">No puedo comprar vias si no voy a tener los trenes para cubrirlas</text:p>
        </text:list-item>
        <text:list-item>
          <text:p text:style-name="P2">Puedo comprar longitudes de vias menores que mil kilometros, pero con el precio proporcional. </text:p>
        </text:list-item>
        <text:list-item>
          <text:p text:style-name="P2">Los trenes se consideran como variables continuas por simplicidad, a pesar de que no se puedan comprar fracciones de trenes. Sin embargo, al manejarse con una cantidad de &gt;=40 trenes, si da un número no entero, se puede truncar la cantidad, sabiendo que esa diferencia entre el número original y el truncado no implicará una solución muy diferente a la original.</text:p>
        </text:list-item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2:34:08.086362188</meta:creation-date>
    <dc:date>2015-04-20T13:19:46.228750547</dc:date>
    <meta:editing-duration>PT30M37S</meta:editing-duration>
    <meta:editing-cycles>1</meta:editing-cycles>
    <meta:document-statistic meta:table-count="0" meta:image-count="0" meta:object-count="0" meta:page-count="1" meta:paragraph-count="9" meta:word-count="118" meta:character-count="653" meta:non-whitespace-character-count="546"/>
    <meta:generator>LibreOffice/4.2.7.2$Linux_X86_64 LibreOffice_project/420m0$Build-2</meta:generator>
  </office:meta>
</office:document-meta>
</file>